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8.0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10.045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2.708cm"/>
    </style:style>
    <style:style style:name="co18" style:family="table-column">
      <style:table-column-properties fo:break-before="auto" style:column-width="19.06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3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Arial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2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5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0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8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8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84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fo:color="#000000" style:font-name="Arial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8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9" style:family="table-cell" style:parent-style-name="Excel_20_Built-in_20_Comma" style:data-style-name="N11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3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7" style:family="table-cell" style:parent-style-name="Default" style:data-style-name="N117">
      <style:table-cell-properties style:cell-protect="protected" style:print-content="true" style:vertical-align="automatic"/>
      <style:text-properties fo:color="#000000"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3" style:family="table-cell" style:parent-style-name="Excel_20_Built-in_20_Comma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7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4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1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4" style:family="table-cell" style:parent-style-name="Excel_20_Built-in_20_Comma" style:data-style-name="N11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2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3" style:family="table-cell" style:parent-style-name="Excel_20_Built-in_20_Comma" style:data-style-name="N11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4" style:family="table-cell" style:parent-style-name="Excel_20_Built-in_20_Comma" style:data-style-name="N11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cm"/>
      <style:text-properties fo:color="#ff0000"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7" style:family="table-cell" style:parent-style-name="Default" style:data-style-name="N116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fo:color="#0000cc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1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0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1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11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24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0" style:family="table-cell" style:parent-style-name="Excel_20_Built-in_20_Explanatory_20_Tex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31" style:family="table-cell" style:parent-style-name="Excel_20_Built-in_20_Percent" style:data-style-name="N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32" style:family="table-cell" style:parent-style-name="Excel_20_Built-in_20_Explanatory_20_Text" style:data-style-name="N11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233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6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6" style:family="table-cell" style:parent-style-name="Default" style:data-style-name="N119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able-cell-properties fo:background-color="#ffffff" style:vertical-align="middle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0pt" style:font-name-asian="Arial1" style:font-size-asian="10pt" style:font-name-complex="Arial1" style:font-size-complex="10pt"/>
    </style:style>
    <style:style style:name="ce254" style:family="table-cell" style:parent-style-name="Default" style:data-style-name="N100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6" style:family="table-cell" style:parent-style-name="Default" style:data-style-name="N4">
      <style:table-cell-properties style:rotation-align="none"/>
    </style:style>
    <style:style style:name="ce257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190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PAGAR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10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10" table:number-columns-repeated="51"/>
          <table:table-cell table:number-columns-repeated="960"/>
        </table:table-row>
        <table:table-row table:style-name="ro1">
          <table:table-cell table:style-name="ce11" office:value-type="string" calcext:value-type="string">
            <text:p>Cliente:</text:p>
          </table:table-cell>
          <table:table-cell table:style-name="ce12" office:value-type="string" calcext:value-type="string">
            <text:p>SERVICIOS TELCODATA S.A.</text:p>
          </table:table-cell>
          <table:table-cell table:style-name="ce13" table:number-columns-repeated="7"/>
          <table:table-cell table:style-name="ce14" office:value-type="string" calcext:value-type="string">
            <text:p>P/T:</text:p>
          </table:table-cell>
          <table:table-cell table:style-name="ce15"/>
          <table:table-cell table:style-name="ce16"/>
          <table:table-cell table:style-name="ce109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Sección:</text:p>
          </table:table-cell>
          <table:table-cell table:style-name="ce12" office:value-type="string" calcext:value-type="string">
            <text:p>Fase 2 – Ejecución</text:p>
          </table:table-cell>
          <table:table-cell table:style-name="ce13" table:number-columns-repeated="7"/>
          <table:table-cell table:style-name="ce14" office:value-type="string" calcext:value-type="string">
            <text:p>Preparado por:</text:p>
          </table:table-cell>
          <table:table-cell table:style-name="ce15"/>
          <table:table-cell table:style-name="ce16"/>
          <table:table-cell table:style-name="ce110" office:value-type="string" calcext:value-type="string" table:number-columns-spanned="2" table:number-rows-spanned="1">
            <text:p>Dara Macias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Area:</text:p>
          </table:table-cell>
          <table:table-cell table:style-name="ce12" office:value-type="string" calcext:value-type="string">
            <text:p>Cuentas por Pagar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17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Prueba:</text:p>
          </table:table-cell>
          <table:table-cell table:style-name="ce12" office:value-type="string" calcext:value-type="string">
            <text:p>Análisis variaciones de grupo contable</text:p>
          </table:table-cell>
          <table:table-cell table:style-name="ce13" table:number-columns-repeated="7"/>
          <table:table-cell table:style-name="ce14" office:value-type="string" calcext:value-type="string">
            <text:p>Revisado por:</text:p>
          </table:table-cell>
          <table:table-cell table:style-name="ce15"/>
          <table:table-cell table:style-name="ce16"/>
          <table:table-cell table:style-name="ce11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1" office:value-type="string" calcext:value-type="string">
            <text:p>Con corte al:</text:p>
          </table:table-cell>
          <table:table-cell table:style-name="ce12" office:value-type="string" calcext:value-type="string">
            <text:p>Al 31 de Octubre del 2020</text:p>
          </table:table-cell>
          <table:table-cell table:style-name="ce13" table:number-columns-repeated="7"/>
          <table:table-cell table:style-name="ce14" office:value-type="string" calcext:value-type="string">
            <text:p>Fecha:</text:p>
          </table:table-cell>
          <table:table-cell table:style-name="ce15"/>
          <table:table-cell table:style-name="ce16"/>
          <table:table-cell table:style-name="ce109" table:number-columns-spanned="2" table:number-rows-spanned="1"/>
          <table:covered-table-cell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18" table:number-columns-repeated="12"/>
          <table:table-cell table:style-name="ce19"/>
          <table:table-cell table:style-name="ce18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6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1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69" office:value-type="string" calcext:value-type="string" table:number-columns-spanned="1" table:number-rows-spanned="2">
            <text:p>Cuenta</text:p>
          </table:table-cell>
          <table:table-cell table:style-name="ce20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69" office:value-type="string" calcext:value-type="string" table:number-columns-spanned="1" table:number-rows-spanned="2">
            <text:p>Ref</text:p>
          </table:table-cell>
          <table:table-cell table:style-name="ce69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6" office:value-type="string" office:string-value="Obs." calcext:value-type="string" table:number-columns-spanned="1" table:number-rows-spanned="2">
            <text:p><text:s/>Obs. </text:p>
          </table:table-cell>
          <table:table-cell table:style-name="ce18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3" office:value-type="date" office:date-value="2020-10-31" calcext:value-type="date">
            <text:p>31-oct-20</text:p>
          </table:table-cell>
          <table:table-cell table:style-name="ce23" office:value-type="string" calcext:value-type="string">
            <text:p>Débitos</text:p>
          </table:table-cell>
          <table:table-cell table:style-name="ce23" office:value-type="string" calcext:value-type="string">
            <text:p>Créditos</text:p>
          </table:table-cell>
          <table:table-cell table:style-name="ce23" office:value-type="date" office:date-value="2020-12-31" calcext:value-type="date">
            <text:p>31-dic-20</text:p>
          </table:table-cell>
          <table:covered-table-cell table:number-columns-repeated="2"/>
          <table:table-cell table:style-name="ce23" office:value-type="date" office:date-value="2019-12-31" calcext:value-type="date">
            <text:p>31-dic-19</text:p>
          </table:table-cell>
          <table:covered-table-cell table:number-columns-repeated="2"/>
          <table:table-cell table:style-name="ce22" office:value-type="string" calcext:value-type="string">
            <text:p>Valor</text:p>
          </table:table-cell>
          <table:table-cell table:style-name="ce24" office:value-type="string" calcext:value-type="string">
            <text:p>%</text:p>
          </table:table-cell>
          <table:covered-table-cell/>
          <table:table-cell table:style-name="ce18" table:number-columns-repeated="50"/>
          <table:table-cell table:number-columns-repeated="960"/>
        </table:table-row>
        <table:table-row table:style-name="ro1">
          <table:table-cell table:style-name="ce25"/>
          <table:table-cell table:style-name="ce26"/>
          <table:table-cell table:style-name="ce207"/>
          <table:table-cell table:style-name="ce161"/>
          <table:table-cell table:style-name="ce207"/>
          <table:table-cell table:style-name="ce176" table:formula="of:=[.C14]-[.D14]+[.E14]" office:value-type="float" office:value="0" calcext:value-type="float">
            <text:p>- </text:p>
          </table:table-cell>
          <table:table-cell table:style-name="ce29"/>
          <table:table-cell table:style-name="ce27"/>
          <table:table-cell table:style-name="ce201"/>
          <table:table-cell table:style-name="ce211"/>
          <table:table-cell table:style-name="ce216"/>
          <table:table-cell table:style-name="ce207" office:value-type="float" office:value="0" calcext:value-type="float">
            <text:p>- </text:p>
          </table:table-cell>
          <table:table-cell table:style-name="ce230" table:formula="of:=[.L14]/[.$L$25]" office:value-type="percentage" office:value="-0" calcext:value-type="percentage">
            <text:p>0.00 %</text:p>
          </table:table-cell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2-1-1-03-01-001" calcext:value-type="string">
            <text:p><text:s/>2-1-1-03-01-001 </text:p>
          </table:table-cell>
          <table:table-cell table:style-name="ce37" office:value-type="string" office:string-value="      PROVEEDORES LOCALES" calcext:value-type="string">
            <text:p><text:s text:c="7"/>PROVEEDORES LOCALES </text:p>
          </table:table-cell>
          <table:table-cell table:style-name="ce168" office:value-type="float" office:value="0" calcext:value-type="float">
            <text:p>- </text:p>
          </table:table-cell>
          <table:table-cell table:style-name="ce162"/>
          <table:table-cell table:style-name="ce168"/>
          <table:table-cell table:style-name="ce176" table:formula="of:=[.C15]-[.D15]+[.E15]" office:value-type="float" office:value="0" calcext:value-type="float">
            <text:p>- </text:p>
          </table:table-cell>
          <table:table-cell table:style-name="ce40" office:value-type="string" office:string-value="2-1-1-03-01-001" calcext:value-type="string">
            <text:p><text:s/>2-1-1-03-01-001 </text:p>
          </table:table-cell>
          <table:table-cell table:style-name="ce37" office:value-type="string" office:string-value="      PROVEEDORES LOCALES" calcext:value-type="string">
            <text:p><text:s text:c="7"/>PROVEEDORES LOCALES </text:p>
          </table:table-cell>
          <table:table-cell table:style-name="ce168" office:value-type="float" office:value="76.99" calcext:value-type="float">
            <text:p>77 </text:p>
          </table:table-cell>
          <table:table-cell table:style-name="ce212"/>
          <table:table-cell table:style-name="ce217"/>
          <table:table-cell table:style-name="ce207" table:formula="of:=[.F15]-[.I15]" office:value-type="float" office:value="-76.99" calcext:value-type="float">
            <text:p>(77)</text:p>
          </table:table-cell>
          <table:table-cell table:style-name="ce230" table:formula="of:=[.L15]/[.$L$25]" office:value-type="percentage" office:value="0.00336216729871976" calcext:value-type="percentage">
            <text:p>0.34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2-1-1-03-02-001" calcext:value-type="string">
            <text:p><text:s/>2-1-1-03-02-001 </text:p>
          </table:table-cell>
          <table:table-cell table:style-name="ce37" office:value-type="string" office:string-value="      PROVEEDORES DEL EXTERIOR" calcext:value-type="string">
            <text:p><text:s text:c="7"/>PROVEEDORES DEL EXTERIOR </text:p>
          </table:table-cell>
          <table:table-cell table:style-name="ce168" office:value-type="float" office:value="3" calcext:value-type="float">
            <text:p>3 </text:p>
          </table:table-cell>
          <table:table-cell table:style-name="ce162"/>
          <table:table-cell table:style-name="ce168"/>
          <table:table-cell table:style-name="ce176" table:formula="of:=[.C16]-[.D16]+[.E16]" office:value-type="float" office:value="3" calcext:value-type="float">
            <text:p>3 </text:p>
          </table:table-cell>
          <table:table-cell table:style-name="ce40" office:value-type="string" office:string-value="2-1-1-03-02-001" calcext:value-type="string">
            <text:p><text:s/>2-1-1-03-02-001 </text:p>
          </table:table-cell>
          <table:table-cell table:style-name="ce37" office:value-type="string" office:string-value="      PROVEEDORES DEL EXTERIOR" calcext:value-type="string">
            <text:p><text:s text:c="7"/>PROVEEDORES DEL EXTERIOR </text:p>
          </table:table-cell>
          <table:table-cell table:style-name="ce168" office:value-type="float" office:value="22824.93" calcext:value-type="float">
            <text:p>22825 </text:p>
          </table:table-cell>
          <table:table-cell table:style-name="ce212"/>
          <table:table-cell table:style-name="ce217"/>
          <table:table-cell table:style-name="ce207" table:formula="of:=[.F16]-[.I16]" office:value-type="float" office:value="-22821.93" calcext:value-type="float">
            <text:p>(22822)</text:p>
          </table:table-cell>
          <table:table-cell table:style-name="ce230" table:formula="of:=[.L16]/[.$L$25]" office:value-type="percentage" office:value="0.99663783270128" calcext:value-type="percentage">
            <text:p>99.66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8"/>
          <table:table-cell table:style-name="ce162"/>
          <table:table-cell table:style-name="ce168"/>
          <table:table-cell table:style-name="ce176" table:formula="of:=[.C17]-[.D17]+[.E17]" office:value-type="float" office:value="0" calcext:value-type="float">
            <text:p>- </text:p>
          </table:table-cell>
          <table:table-cell table:style-name="ce47"/>
          <table:table-cell table:style-name="ce37"/>
          <table:table-cell table:style-name="ce168"/>
          <table:table-cell table:style-name="ce212"/>
          <table:table-cell table:style-name="ce217"/>
          <table:table-cell table:style-name="ce207" table:formula="of:=[.F17]-[.I17]" office:value-type="float" office:value="0" calcext:value-type="float">
            <text:p>- </text:p>
          </table:table-cell>
          <table:table-cell table:style-name="ce230" table:formula="of:=[.L17]/[.$L$25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9"/>
          <table:table-cell table:style-name="ce121" office:value-type="string" office:string-value="Otras Cuentas por Pagar" calcext:value-type="string">
            <text:p><text:s/>Otras Cuentas por Pagar </text:p>
          </table:table-cell>
          <table:table-cell table:style-name="ce202" table:number-columns-repeated="3"/>
          <table:table-cell table:style-name="ce176" table:formula="of:=[.C18]-[.D18]+[.E18]" office:value-type="float" office:value="0" calcext:value-type="float">
            <text:p>- </text:p>
          </table:table-cell>
          <table:table-cell table:style-name="ce49"/>
          <table:table-cell table:style-name="ce121" office:value-type="string" office:string-value="Otras Cuentas por Pagar" calcext:value-type="string">
            <text:p><text:s/>Otras Cuentas por Pagar </text:p>
          </table:table-cell>
          <table:table-cell table:style-name="ce202"/>
          <table:table-cell table:style-name="ce212"/>
          <table:table-cell table:style-name="ce217"/>
          <table:table-cell table:style-name="ce207" table:formula="of:=[.F18]-[.I18]" office:value-type="float" office:value="0" calcext:value-type="float">
            <text:p>- </text:p>
          </table:table-cell>
          <table:table-cell table:style-name="ce230" table:formula="of:=[.L18]/[.$L$25]" office:value-type="percentage" office:value="-0" calcext:value-type="percentage">
            <text:p>0.00 %</text:p>
          </table:table-cell>
          <table:table-cell table:style-name="ce43"/>
          <table:table-cell table:style-name="ce50" table:number-columns-repeated="50"/>
          <table:table-cell table:number-columns-repeated="960"/>
        </table:table-row>
        <table:table-row table:style-name="ro1">
          <table:table-cell table:style-name="ce40" office:value-type="string" office:string-value="2-1-1-07-01-001" calcext:value-type="string">
            <text:p><text:s/>2-1-1-07-01-001 </text:p>
          </table:table-cell>
          <table:table-cell table:style-name="ce37" office:value-type="string" office:string-value="     KATHERINE LAPENTTY" calcext:value-type="string">
            <text:p><text:s text:c="6"/>KATHERINE LAPENTTY </text:p>
          </table:table-cell>
          <table:table-cell table:style-name="ce168" office:value-type="float" office:value="0" calcext:value-type="float">
            <text:p>- </text:p>
          </table:table-cell>
          <table:table-cell table:style-name="ce163"/>
          <table:table-cell table:style-name="ce174"/>
          <table:table-cell table:style-name="ce207" table:formula="of:=[.C19]-[.D19]+[.E19]" office:value-type="float" office:value="0" calcext:value-type="float">
            <text:p>- </text:p>
          </table:table-cell>
          <table:table-cell table:style-name="ce40" office:value-type="string" office:string-value="2-1-1-07-01-001" calcext:value-type="string">
            <text:p><text:s/>2-1-1-07-01-001 </text:p>
          </table:table-cell>
          <table:table-cell table:style-name="ce37" office:value-type="string" office:string-value="     KATHERINE LAPENTTY" calcext:value-type="string">
            <text:p><text:s text:c="6"/>KATHERINE LAPENTTY </text:p>
          </table:table-cell>
          <table:table-cell table:style-name="ce168" office:value-type="float" office:value="0" calcext:value-type="float">
            <text:p>- </text:p>
          </table:table-cell>
          <table:table-cell table:style-name="ce212"/>
          <table:table-cell table:style-name="ce217"/>
          <table:table-cell table:style-name="ce207" table:formula="of:=[.F19]-[.I19]" office:value-type="float" office:value="0" calcext:value-type="float">
            <text:p>- </text:p>
          </table:table-cell>
          <table:table-cell table:style-name="ce230" table:formula="of:=[.L19]/[.$L$25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53"/>
          <table:table-cell table:style-name="ce56"/>
          <table:table-cell table:style-name="ce168"/>
          <table:table-cell table:style-name="ce163"/>
          <table:table-cell table:style-name="ce168"/>
          <table:table-cell table:style-name="ce207" table:formula="of:=[.C20]-[.D20]+[.E20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68"/>
          <table:table-cell table:style-name="ce212"/>
          <table:table-cell table:style-name="ce217"/>
          <table:table-cell table:style-name="ce207" table:formula="of:=[.F20]-[.I20]" office:value-type="float" office:value="0" calcext:value-type="float">
            <text:p>- </text:p>
          </table:table-cell>
          <table:table-cell table:style-name="ce230" table:formula="of:=[.L20]/[.$L$25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8"/>
          <table:table-cell table:style-name="ce163"/>
          <table:table-cell table:style-name="ce168"/>
          <table:table-cell table:style-name="ce207" table:formula="of:=[.C21]-[.D21]+[.E21]" office:value-type="float" office:value="0" calcext:value-type="float">
            <text:p>- </text:p>
          </table:table-cell>
          <table:table-cell table:style-name="ce38" table:number-columns-repeated="2"/>
          <table:table-cell table:style-name="ce168"/>
          <table:table-cell table:style-name="ce213"/>
          <table:table-cell table:style-name="ce217"/>
          <table:table-cell table:style-name="ce207" table:formula="of:=[.F21]-[.I21]" office:value-type="float" office:value="0" calcext:value-type="float">
            <text:p>- </text:p>
          </table:table-cell>
          <table:table-cell table:style-name="ce230" table:formula="of:=[.L21]/[.$L$25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46" table:number-columns-repeated="2"/>
          <table:table-cell table:style-name="ce168"/>
          <table:table-cell table:style-name="ce162"/>
          <table:table-cell table:style-name="ce168" table:number-columns-repeated="2"/>
          <table:table-cell table:style-name="ce47"/>
          <table:table-cell table:style-name="ce39"/>
          <table:table-cell table:style-name="ce168"/>
          <table:table-cell table:style-name="ce213"/>
          <table:table-cell table:style-name="ce217"/>
          <table:table-cell table:style-name="ce207" table:formula="of:=[.F22]-[.I22]" office:value-type="float" office:value="0" calcext:value-type="float">
            <text:p>- </text:p>
          </table:table-cell>
          <table:table-cell table:style-name="ce230" table:formula="of:=[.L22]/[.$L$25]" office:value-type="percentage" office:value="-0" calcext:value-type="percentage">
            <text:p>0.00 %</text:p>
          </table:table-cell>
          <table:table-cell table:style-name="ce43"/>
          <table:table-cell table:style-name="ce44" table:number-columns-repeated="50"/>
          <table:table-cell table:number-columns-repeated="960"/>
        </table:table-row>
        <table:table-row table:style-name="ro1">
          <table:table-cell table:style-name="ce62"/>
          <table:table-cell table:style-name="ce63"/>
          <table:table-cell table:style-name="ce206" table:number-columns-repeated="4"/>
          <table:table-cell table:style-name="ce64" table:number-columns-repeated="2"/>
          <table:table-cell table:style-name="ce206"/>
          <table:table-cell table:style-name="ce211"/>
          <table:table-cell table:style-name="ce216"/>
          <table:table-cell table:style-name="ce206"/>
          <table:table-cell table:style-name="ce231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4">
          <table:table-cell table:style-name="ce66"/>
          <table:table-cell table:style-name="ce67"/>
          <table:table-cell table:style-name="ce148"/>
          <table:table-cell table:style-name="ce164"/>
          <table:table-cell table:style-name="ce207"/>
          <table:table-cell table:style-name="ce176"/>
          <table:table-cell table:style-name="ce29"/>
          <table:table-cell table:style-name="ce68"/>
          <table:table-cell table:style-name="ce207"/>
          <table:table-cell table:style-name="ce214"/>
          <table:table-cell table:style-name="ce218"/>
          <table:table-cell table:style-name="ce221"/>
          <table:table-cell table:style-name="ce232"/>
          <table:table-cell table:style-name="ce34"/>
          <table:table-cell table:style-name="ce17" table:number-columns-repeated="50"/>
          <table:table-cell table:number-columns-repeated="960"/>
        </table:table-row>
        <table:table-row table:style-name="ro5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208" table:formula="of:=SUM([.C14:.C22])" office:value-type="float" office:value="3" calcext:value-type="float">
            <text:p>3 </text:p>
          </table:table-cell>
          <table:table-cell table:style-name="ce208" table:formula="of:=SUM([.D14:.D22])" office:value-type="float" office:value="0" calcext:value-type="float">
            <text:p>- </text:p>
          </table:table-cell>
          <table:table-cell table:style-name="ce208" table:formula="of:=SUM([.E14:.E22])" office:value-type="float" office:value="0" calcext:value-type="float">
            <text:p>- </text:p>
          </table:table-cell>
          <table:table-cell table:style-name="ce208" table:formula="of:=SUM([.F14:.F22])" office:value-type="float" office:value="3" calcext:value-type="float">
            <text:p>3 </text:p>
          </table:table-cell>
          <table:table-cell table:style-name="ce74" table:number-columns-repeated="2"/>
          <table:table-cell table:style-name="ce208" table:formula="of:=SUM([.I14:.I22])" office:value-type="float" office:value="22901.92" calcext:value-type="float">
            <text:p>22902 </text:p>
          </table:table-cell>
          <table:table-cell table:style-name="ce208" table:number-columns-repeated="2"/>
          <table:table-cell table:style-name="ce208" table:formula="of:=SUM([.L14:.L22])" office:value-type="float" office:value="-22898.92" calcext:value-type="float">
            <text:p>(22899)</text:p>
          </table:table-cell>
          <table:table-cell table:style-name="ce233" table:formula="of:=SUM([.M14:.M22])" office:value-type="percentage" office:value="1" calcext:value-type="percentage">
            <text:p>100.00 %</text:p>
          </table:table-cell>
          <table:table-cell table:style-name="ce77"/>
          <table:table-cell table:style-name="ce78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84" table:number-columns-repeated="2"/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Proveedores del exterior</text:p>
          </table:table-cell>
          <table:table-cell table:style-name="ce183" table:formula="of:=[.F16]" office:value-type="float" office:value="3" calcext:value-type="float">
            <text:p>3 </text:p>
          </table:table-cell>
          <table:table-cell table:style-name="ce183" table:formula="of:=[.I16]" office:value-type="float" office:value="22824.93" calcext:value-type="float">
            <text:p>22825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Proveedores locales</text:p>
          </table:table-cell>
          <table:table-cell table:style-name="ce183" table:formula="of:=[.F15]" office:value-type="float" office:value="0" calcext:value-type="float">
            <text:p>- </text:p>
          </table:table-cell>
          <table:table-cell table:style-name="ce183" table:formula="of:=[.I15]" office:value-type="float" office:value="76.99" calcext:value-type="float">
            <text:p>77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Otras cuentas por pagar</text:p>
          </table:table-cell>
          <table:table-cell table:style-name="ce183" table:formula="of:=SUM([.F19:.F20])" office:value-type="float" office:value="0" calcext:value-type="float">
            <text:p>- </text:p>
          </table:table-cell>
          <table:table-cell table:style-name="ce183" table:formula="of:=SUM([.I19:.I20])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5"/>
          <table:table-cell table:style-name="ce184" table:number-columns-repeated="2"/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171" table:formula="of:=+SUM([.C31:.C33])" office:value-type="float" office:value="3" calcext:value-type="float">
            <text:p>3 </text:p>
          </table:table-cell>
          <table:table-cell table:style-name="ce185" table:formula="of:=+SUM([.D31:.D33])" office:value-type="float" office:value="22901.92" calcext:value-type="float">
            <text:p>22902 </text:p>
          </table:table-cell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/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Trial</text:p>
          </table:table-cell>
          <table:table-cell table:style-name="ce158"/>
          <table:table-cell table:style-name="ce173"/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erencia</text:p>
          </table:table-cell>
          <table:table-cell table:style-name="ce159" table:formula="of:=[.C35]-[.C38]" office:value-type="float" office:value="3" calcext:value-type="float">
            <text:p>3 </text:p>
          </table:table-cell>
          <table:table-cell table:style-name="ce159" table:formula="of:=[.D35]-[.D38]" office:value-type="float" office:value="22901.92" calcext:value-type="float">
            <text:p>22902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4" office:value-type="string" calcext:value-type="string">
            <text:p>Fuente:</text:p>
          </table:table-cell>
          <table:table-cell table:style-name="ce105" table:number-columns-repeated="11"/>
          <table:table-cell table:style-name="ce106"/>
          <table:table-cell table:style-name="ce105"/>
          <table:table-cell table:number-columns-repeated="1010"/>
        </table:table-row>
        <table:table-row table:style-name="ro1">
          <table:table-cell table:style-name="ce107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 table:number-rows-repeated="1048519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yor CXP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3" table:default-cell-style-name="Default"/>
        <table:table-row table:style-name="ro7">
          <table:table-cell table:style-name="ce254" office:value-type="string" calcext:value-type="string">
            <text:p>2-1-1-03</text:p>
          </table:table-cell>
          <table:table-cell table:style-name="ce255" office:value-type="string" calcext:value-type="string">
            <text:p>CUENTAS POR <text:s/>PAGAR</text:p>
          </table:table-cell>
          <table:table-cell table:style-name="ce256" office:value-type="float" office:value="-23852.06" calcext:value-type="float">
            <text:p>-23,852.06</text:p>
          </table:table-cell>
          <table:table-cell table:style-name="ce256" table:number-columns-repeated="2"/>
          <table:table-cell table:number-columns-repeated="3"/>
          <table:table-cell table:style-name="ce256" table:number-columns-repeated="2"/>
          <table:table-cell table:number-columns-repeated="52"/>
        </table:table-row>
        <table:table-row table:style-name="ro7">
          <table:table-cell table:style-name="ce254" office:value-type="string" calcext:value-type="string">
            <text:p>2-1-1-03-01</text:p>
          </table:table-cell>
          <table:table-cell table:style-name="ce255" office:value-type="string" calcext:value-type="string">
            <text:p>CUENTAS POR <text:s/>PAGAR LOCALES</text:p>
          </table:table-cell>
          <table:table-cell table:style-name="ce256" office:value-type="float" office:value="-1027.13" calcext:value-type="float">
            <text:p>-1,027.13</text:p>
          </table:table-cell>
          <table:table-cell table:style-name="ce256" table:number-columns-repeated="2"/>
          <table:table-cell table:number-columns-repeated="3"/>
          <table:table-cell table:style-name="ce256" table:number-columns-repeated="2"/>
          <table:table-cell table:number-columns-repeated="52"/>
        </table:table-row>
        <table:table-row table:style-name="ro7">
          <table:table-cell table:style-name="ce254" office:value-type="string" calcext:value-type="string">
            <text:p>2-1-1-03-01-001</text:p>
          </table:table-cell>
          <table:table-cell table:style-name="ce255" office:value-type="string" calcext:value-type="string">
            <text:p>PROVEEDORES LOCALES</text:p>
          </table:table-cell>
          <table:table-cell table:style-name="ce256" office:value-type="float" office:value="-1027.13" calcext:value-type="float">
            <text:p>-1,027.13</text:p>
          </table:table-cell>
          <table:table-cell table:style-name="ce256" office:value-type="float" office:value="83050.75" calcext:value-type="float">
            <text:p>83,050.75</text:p>
          </table:table-cell>
          <table:table-cell table:style-name="ce256" office:value-type="float" office:value="82023.62" calcext:value-type="float">
            <text:p>82,023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 table:number-columns-repeated="6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 table:number-columns-repeated="2"/>
          <table:table-cell table:number-columns-repeated="5"/>
          <table:table-cell table:style-name="ce257"/>
          <table:table-cell table:number-columns-repeated="3"/>
        </table:table-row>
        <table:table-row table:style-name="ro1">
          <table:table-cell table:style-name="ce254" office:value-type="string" calcext:value-type="string">
            <text:p><text:s/>97.8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102" calcext:value-type="float">
            <text:p>166102</text:p>
          </table:table-cell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CK 96-0 MANUEL <text:s/>NOGALES Y <text:s/>:HONORARIO COMO INTERV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369.63</text:p>
          </table:table-cell>
          <table:table-cell table:style-name="ce256" office:value-type="float" office:value="6467.5" calcext:value-type="float">
            <text:p>6,467.5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292.6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602" calcext:value-type="float">
            <text:p>165602</text:p>
          </table:table-cell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CK 95-0 COMEXPORT S.A. :USO MONTACARGA TD019-18 2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079.25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13.38" calcext:value-type="float">
            <text:p>2,213.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502" calcext:value-type="float">
            <text:p>165502</text:p>
          </table:table-cell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CK 93-0 LAPENTTY NEIRA ANA :COMISION POR VENTAS (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829.25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5402" calcext:value-type="float">
            <text:p>165402</text:p>
          </table:table-cell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CK 94-0 LAPENTTY NEIRA ANA :SERVICIOS PROFESIONAL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870.75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00" calcext:value-type="float">
            <text:p>2,700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6702" calcext:value-type="float">
            <text:p>1667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97-0 LAPENTTY NEIRA ANA :SERVICIOS PROFESIONAL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1,995.75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602" calcext:value-type="float">
            <text:p>1676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5-0 MANUEL <text:s/>NOGALES Y <text:s/>:HONORARIOS PROFESION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1,997.2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ALCANCE FACT #17521 V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2,079.75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ACTUALIZACION DE CART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2,354.7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SERVICIO ACTUALIZACI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3,233.87</text:p>
          </table:table-cell>
          <table:table-cell office:value-type="float" office:value="0" calcext:value-type="float">
            <text:p>0</text:p>
          </table:table-cell>
          <table:table-cell office:value-type="float" office:value="879.12" calcext:value-type="float">
            <text:p>879.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702" calcext:value-type="float">
            <text:p>1677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6-0 CONSOLIDADORA CALD :HANDLING/CONTG -GAST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5,993.8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60" calcext:value-type="float">
            <text:p>2,760.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002" calcext:value-type="float">
            <text:p>1670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99-0 LAPENTTY NEIRA ANA :ANTICIPO COMISIONES P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3,121.61</text:p>
          </table:table-cell>
          <table:table-cell table:style-name="ce256" office:value-type="float" office:value="9115.48" calcext:value-type="float">
            <text:p>9,115.48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248.12</text:p>
          </table:table-cell>
          <table:table-cell office:value-type="float" office:value="0" calcext:value-type="float">
            <text:p>0</text:p>
          </table:table-cell>
          <table:table-cell office:value-type="float" office:value="873.49" calcext:value-type="float">
            <text:p>873.4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302" calcext:value-type="float">
            <text:p>1673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3-0 COMEXPORT S.A. :SERVICIO DE DEPOSITO ADU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048.1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1-0 METROMODAL S.A. :IMPO CONVENCIONAL PTO. M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784.1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102" calcext:value-type="float">
            <text:p>1671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0-0 ROCALVI S.A. :SERVICIOS DE DESPACHOS DE 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016.38</text:p>
          </table:table-cell>
          <table:table-cell office:value-type="float" office:value="0" calcext:value-type="float">
            <text:p>0</text:p>
          </table:table-cell>
          <table:table-cell office:value-type="float" office:value="767.74" calcext:value-type="float">
            <text:p>767.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102" calcext:value-type="float">
            <text:p>167102</text:p>
          </table:table-cell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CK 100-0 ROCALVI S.A. :REEMBOLSO ASIGNACION TURNO,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98.13</text:p>
          </table:table-cell>
          <table:table-cell office:value-type="float" office:value="0" calcext:value-type="float">
            <text:p>0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502" calcext:value-type="float">
            <text:p>168502</text:p>
          </table:table-cell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CK 108-0 COMEXPORT S.A. :SERVICIO DE ESTIBA INTER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98.1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98.1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7202" calcext:value-type="float">
            <text:p>167202</text:p>
          </table:table-cell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CK 101-0 METROMODAL S.A. :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8">
          <table:table-cell table:style-name="ce254" office:value-type="string" calcext:value-type="string">
            <text:p>-831.88</text:p>
          </table:table-cell>
          <table:table-cell office:value-type="float" office:value="0" calcext:value-type="float">
            <text:p>0</text:p>
          </table:table-cell>
          <table:table-cell office:value-type="float" office:value="66.25" calcext:value-type="float">
            <text:p>66.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702" calcext:value-type="float">
            <text:p>168702</text:p>
          </table:table-cell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CK 109-0 ZURICH SEGUROS ECU :POLIZA Nｰ TR-1016861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1,928.12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60" calcext:value-type="float">
            <text:p>2,760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602" calcext:value-type="float">
            <text:p>168602</text:p>
          </table:table-cell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CK 107-0 LAPENTTY NEIRA ANA :ANTICIPO COMISIONES V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4,628.12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00" calcext:value-type="float">
            <text:p>2,700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602" calcext:value-type="float">
            <text:p>168602</text:p>
          </table:table-cell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CK 107-0 LAPENTTY NEIRA ANA :SERVICIOS PROFESIONAL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127.26</text:p>
          </table:table-cell>
          <table:table-cell table:style-name="ce256" office:value-type="float" office:value="9755.38" calcext:value-type="float">
            <text:p>9,755.38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0,848.99</text:p>
          </table:table-cell>
          <table:table-cell table:style-name="ce256" office:value-type="float" office:value="5721.73" calcext:value-type="float">
            <text:p>5,721.73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9,723.99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902" calcext:value-type="float">
            <text:p>1689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0-0 MANUEL <text:s/>NOGALES Y <text:s/>:HONORARIOS COMO INTER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9,701.9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EMISION NUEVA FACTUR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9,526.99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THC/R PO # TD020-19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786.99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40" calcext:value-type="float">
            <text:p>2,740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8802" calcext:value-type="float">
            <text:p>1688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1-0 CONSOLIDADORA CALD :FLETE MARITIMO CONTE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440.2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46.73" calcext:value-type="float">
            <text:p>2,346.7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002" calcext:value-type="float">
            <text:p>1700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TR 4-0 LAPENTTY NEIRA ANA :COMSIONES POR VENTA TD0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190.2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802" calcext:value-type="float">
            <text:p>1698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TR 3-0 LAPENTTY NEIRA ANA :SERVICIOS PROFESIONALE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994.2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302" calcext:value-type="float">
            <text:p>1693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4-0 METROMODAL S.A. :PTO. MARITIMO KM 25 VIA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736.63</text:p>
          </table:table-cell>
          <table:table-cell office:value-type="float" office:value="0" calcext:value-type="float">
            <text:p>0</text:p>
          </table:table-cell>
          <table:table-cell office:value-type="float" office:value="257.63" calcext:value-type="float">
            <text:p>257.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202" calcext:value-type="float">
            <text:p>1692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5-0 ZURICH SEGUROS ECU :NUMERO POLIZA: 101686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500.13</text:p>
          </table:table-cell>
          <table:table-cell office:value-type="float" office:value="0" calcext:value-type="float">
            <text:p>0</text:p>
          </table:table-cell>
          <table:table-cell office:value-type="float" office:value="236.5" calcext:value-type="float">
            <text:p>236.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102" calcext:value-type="float">
            <text:p>1691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3-0 COMEXPORT S.A. :SERVICIO DE ESTIBA INTER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225.1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002" calcext:value-type="float">
            <text:p>1690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2-0 ROCALVI S.A. :SERVICIOS DE DESPACHO DE AD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950.13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69002" calcext:value-type="float">
            <text:p>169002</text:p>
          </table:table-cell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CK 112-0 ROCALVI S.A. :SERVICIO DE DESPACHO DE ADU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259.1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34.1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982.05</text:p>
          </table:table-cell>
          <table:table-cell table:style-name="ce256" office:value-type="float" office:value="6847.92" calcext:value-type="float">
            <text:p>6,847.92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732.05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102" calcext:value-type="float">
            <text:p>170102</text:p>
          </table:table-cell>
          <table:table-cell table:style-name="ce257" office:value-type="date" office:date-value="2020-05-31" calcext:value-type="date">
            <text:p>31/05/2020</text:p>
          </table:table-cell>
          <table:table-cell office:value-type="string" calcext:value-type="string">
            <text:p>CK 116-0 LAPENTTY NEIRA ANA :SERVICIOS PROFESIONAL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384.1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47.92" calcext:value-type="float">
            <text:p>2,347.9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102" calcext:value-type="float">
            <text:p>170102</text:p>
          </table:table-cell>
          <table:table-cell table:style-name="ce257" office:value-type="date" office:date-value="2020-05-31" calcext:value-type="date">
            <text:p>31/05/2020</text:p>
          </table:table-cell>
          <table:table-cell office:value-type="string" calcext:value-type="string">
            <text:p>CK 116-0 LAPENTTY NEIRA ANA :COMISION POR VENTAS T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192.75</text:p>
          </table:table-cell>
          <table:table-cell table:style-name="ce256" office:value-type="float" office:value="2808.62" calcext:value-type="float">
            <text:p>2,808.62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690.63</text:p>
          </table:table-cell>
          <table:table-cell office:value-type="float" office:value="497.88" calcext:value-type="float">
            <text:p>497.88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865.6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867.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3,617.6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902" calcext:value-type="float">
            <text:p>172902</text:p>
          </table:table-cell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TR 7-0 LAPENTTY NEIRA ANA :SERVICIOS PROFESIONALE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041.6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576" calcext:value-type="float">
            <text:p>2,576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2802" calcext:value-type="float">
            <text:p>172802</text:p>
          </table:table-cell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TR 6-0 LAPENTTY NEIRA ANA :ANTICIPO COMISIONES POR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83.3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0302" calcext:value-type="float">
            <text:p>170302</text:p>
          </table:table-cell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TR 5-0 MANUEL <text:s/>NOGALES Y <text:s/>:HONORARIOS COMO INTERV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864.25</text:p>
          </table:table-cell>
          <table:table-cell table:style-name="ce256" office:value-type="float" office:value="7947.62" calcext:value-type="float">
            <text:p>7,947.62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664.2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0,061.68</text:p>
          </table:table-cell>
          <table:table-cell table:style-name="ce256" office:value-type="float" office:value="12397.43" calcext:value-type="float">
            <text:p>12,397.43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0,059.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0,081.14</text:p>
          </table:table-cell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9,207.09</text:p>
          </table:table-cell>
          <table:table-cell office:value-type="float" office:value="0" calcext:value-type="float">
            <text:p>0</text:p>
          </table:table-cell>
          <table:table-cell office:value-type="float" office:value="874.05" calcext:value-type="float">
            <text:p>874.05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ACT</text:p>
          </table:table-cell>
          <table:table-cell/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8,082.09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902" calcext:value-type="float">
            <text:p>1779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6-0 MANUEL <text:s/>NOGALES Y <text:s/>:HONORARIO COMO INTERV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5,782.09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00" calcext:value-type="float">
            <text:p>2,30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502" calcext:value-type="float">
            <text:p>173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8-0 LAPENTTY NEIRA ANA :SERVICIOS PROFESIONALE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3,664.5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117.56" calcext:value-type="float">
            <text:p>2,117.5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502" calcext:value-type="float">
            <text:p>173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8-0 LAPENTTY NEIRA ANA :COMISION POR VENTAS (TD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1,364.5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00" calcext:value-type="float">
            <text:p>2,30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3602" calcext:value-type="float">
            <text:p>1736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9-0 LAPENTTY NEIRA ANA :SERVICIOS PROFESIONALE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1,166.5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102" calcext:value-type="float">
            <text:p>1771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2-0 METROMODAL S.A. :IMPORT. CONVENCIONAL PTO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0,904.33</text:p>
          </table:table-cell>
          <table:table-cell office:value-type="float" office:value="0" calcext:value-type="float">
            <text:p>0</text:p>
          </table:table-cell>
          <table:table-cell office:value-type="float" office:value="262.2" calcext:value-type="float">
            <text:p>262.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202" calcext:value-type="float">
            <text:p>1772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0-0 ROCALVI S.A. :SERVICIOS DESPACHOS DE ADUA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8">
          <table:table-cell table:style-name="ce254" office:value-type="string" calcext:value-type="string">
            <text:p>-10,595.3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302" calcext:value-type="float">
            <text:p>1773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1-0 ZURICH SEGUROS ECU :PﾓLIZA DE SEGURO DE TR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0,345.77</text:p>
          </table:table-cell>
          <table:table-cell office:value-type="float" office:value="0" calcext:value-type="float">
            <text:p>0</text:p>
          </table:table-cell>
          <table:table-cell office:value-type="float" office:value="249.56" calcext:value-type="float">
            <text:p>249.5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302" calcext:value-type="float">
            <text:p>1773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1-0 ZURICH SEGUROS ECU :POLIZA SEGURO RAMO TR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,465.7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880" calcext:value-type="float">
            <text:p>1,880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FLETE MARITIMO/REEMBOL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,290.7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THC/R PO TD021-20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438.18</text:p>
          </table:table-cell>
          <table:table-cell office:value-type="float" office:value="0" calcext:value-type="float">
            <text:p>0</text:p>
          </table:table-cell>
          <table:table-cell office:value-type="float" office:value="852.59" calcext:value-type="float">
            <text:p>852.5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SERVICIOS OPERATIVOS-G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416.33</text:p>
          </table:table-cell>
          <table:table-cell office:value-type="float" office:value="0" calcext:value-type="float">
            <text:p>0</text:p>
          </table:table-cell>
          <table:table-cell office:value-type="float" office:value="21.85" calcext:value-type="float">
            <text:p>21.8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502" calcext:value-type="float">
            <text:p>1775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3-0 CONSOLIDADORA CALD :EMISION DE NUEVA FACTU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268.84</text:p>
          </table:table-cell>
          <table:table-cell office:value-type="float" office:value="0" calcext:value-type="float">
            <text:p>0</text:p>
          </table:table-cell>
          <table:table-cell office:value-type="float" office:value="147.49" calcext:value-type="float">
            <text:p>147.4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602" calcext:value-type="float">
            <text:p>1776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4-0 COMEXPORT S.A. :SERVICIO DE CUSTODIA TD021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982.06</text:p>
          </table:table-cell>
          <table:table-cell office:value-type="float" office:value="0" calcext:value-type="float">
            <text:p>0</text:p>
          </table:table-cell>
          <table:table-cell office:value-type="float" office:value="286.78" calcext:value-type="float">
            <text:p>286.7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602" calcext:value-type="float">
            <text:p>1776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4-0 COMEXPORT S.A. :ALMACENAMIENTO SIMPLE-USO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857.0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7802" calcext:value-type="float">
            <text:p>177802</text:p>
          </table:table-cell>
          <table:table-cell table:style-name="ce257" office:value-type="date" office:date-value="2020-07-31" calcext:value-type="date">
            <text:p>31/07/2020</text:p>
          </table:table-cell>
          <table:table-cell office:value-type="string" calcext:value-type="string">
            <text:p>TR 15-0 MANUEL <text:s/>NOGALES Y <text:s/>:HONORARIOS COMO INTERV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788.78</text:p>
          </table:table-cell>
          <table:table-cell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860.16</text:p>
          </table:table-cell>
          <table:table-cell office:value-type="float" office:value="0" calcext:value-type="float">
            <text:p>0</text:p>
          </table:table-cell>
          <table:table-cell office:value-type="float" office:value="928.62" calcext:value-type="float">
            <text:p>928.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202" calcext:value-type="float">
            <text:p>1782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19-0 KRESTON AUDIT SERV :SERVICIO DE AUDITORI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560.1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00" calcext:value-type="float">
            <text:p>2,300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102" calcext:value-type="float">
            <text:p>1781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18-0 LAPENTTY NEIRA ANA :COMISION POR VENTAS (T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310.1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002" calcext:value-type="float">
            <text:p>1780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17-0 LAPENTTY NEIRA ANA :SERVICIOS PROFESIONAL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56.90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527.49</text:p>
          </table:table-cell>
          <table:table-cell table:style-name="ce256" office:value-type="float" office:value="7270.59" calcext:value-type="float">
            <text:p>7,270.59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308.99</text:p>
          </table:table-cell>
          <table:table-cell office:value-type="float" office:value="0" calcext:value-type="float">
            <text:p>0</text:p>
          </table:table-cell>
          <table:table-cell office:value-type="float" office:value="218.5" calcext:value-type="float">
            <text:p>218.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ALMACENAMIENTO SIMPLE PO #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255.73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78302" calcext:value-type="float">
            <text:p>1783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20-0 COMEXPORT S.A. :SERVICIO DE ESTIBA INTERN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130.7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3502" calcext:value-type="float">
            <text:p>183502</text:p>
          </table:table-cell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TR 21-0 MANUEL <text:s/>NOGALES Y <text:s/>:F# 931 HONORARIOS COM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604.41</text:p>
          </table:table-cell>
          <table:table-cell office:value-type="float" office:value="0" calcext:value-type="float">
            <text:p>0</text:p>
          </table:table-cell>
          <table:table-cell office:value-type="float" office:value="526.32" calcext:value-type="float">
            <text:p>526.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REEMBOLSO ASIGNACION DE TUR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,106.53</text:p>
          </table:table-cell>
          <table:table-cell office:value-type="float" office:value="0" calcext:value-type="float">
            <text:p>0</text:p>
          </table:table-cell>
          <table:table-cell office:value-type="float" office:value="497.88" calcext:value-type="float">
            <text:p>497.8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ROCALVI - F# 39947 REEMBOLS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908.5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102" calcext:value-type="float">
            <text:p>1841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3-0 METROMODAL S.A. :IMPO CONVENCIONAL PTO MAR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658.53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0" calcext:value-type="float">
            <text:p>2,250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002" calcext:value-type="float">
            <text:p>1840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4-0 LAPENTTY NEIRA ANA :LAPENTTY NEIRA ANA KAT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636.92</text:p>
          </table:table-cell>
          <table:table-cell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602" calcext:value-type="float">
            <text:p>1846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9-0 HENK CENTENO FREDD :HENK CENTENO FREDDY F#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,945.47</text:p>
          </table:table-cell>
          <table:table-cell table:style-name="ce256" office:value-type="float" office:value="6308.55" calcext:value-type="float">
            <text:p>6,308.55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8,683.27</text:p>
          </table:table-cell>
          <table:table-cell office:value-type="float" office:value="0" calcext:value-type="float">
            <text:p>0</text:p>
          </table:table-cell>
          <table:table-cell office:value-type="float" office:value="262.2" calcext:value-type="float">
            <text:p>262.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202" calcext:value-type="float">
            <text:p>1842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5-0 ROCALVI S.A. :SERVICIOS DE DESPACHOS DE AD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733.13</text:p>
          </table:table-cell>
          <table:table-cell office:value-type="float" office:value="0" calcext:value-type="float">
            <text:p>0</text:p>
          </table:table-cell>
          <table:table-cell office:value-type="float" office:value="950.14" calcext:value-type="float">
            <text:p>950.14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Diario #1076: Reclasificaci Registro Contable Cuentas por Pagar Proveedores Locales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,733.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608.14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702" calcext:value-type="float">
            <text:p>1847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30-0 MANUEL <text:s/>NOGALES Y <text:s/>:MANUEL NOGALES F# 943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356.0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52.07" calcext:value-type="float">
            <text:p>2,252.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502" calcext:value-type="float">
            <text:p>1845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8-0 LAPENTTY NEIRA ANA :LAPENTTY NEIRA ANA KAT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336.0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020" calcext:value-type="float">
            <text:p>2,020.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FLETE MARITIMO CONTENE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,161.0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THC/R TD022-20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268.94</text:p>
          </table:table-cell>
          <table:table-cell office:value-type="float" office:value="0" calcext:value-type="float">
            <text:p>0</text:p>
          </table:table-cell>
          <table:table-cell office:value-type="float" office:value="892.13" calcext:value-type="float">
            <text:p>892.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302" calcext:value-type="float">
            <text:p>1843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6-0 CONSOLIDADORA CALD :SERVICIO OPERATIVO-MAN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215.68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SERVICIO ESTIBA INTERNO -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81.41</text:p>
          </table:table-cell>
          <table:table-cell office:value-type="float" office:value="0" calcext:value-type="float">
            <text:p>0</text:p>
          </table:table-cell>
          <table:table-cell office:value-type="float" office:value="434.27" calcext:value-type="float">
            <text:p>434.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ALMAC. SIMPLE- SERV. ETIBA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728.15</text:p>
          </table:table-cell>
          <table:table-cell office:value-type="float" office:value="0" calcext:value-type="float">
            <text:p>0</text:p>
          </table:table-cell>
          <table:table-cell office:value-type="float" office:value="53.26" calcext:value-type="float">
            <text:p>53.2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SERVICIO DE ESTIBA INTERNO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59.87</text:p>
          </table:table-cell>
          <table:table-cell office:value-type="float" office:value="0" calcext:value-type="float">
            <text:p>0</text:p>
          </table:table-cell>
          <table:table-cell office:value-type="float" office:value="68.28" calcext:value-type="float">
            <text:p>68.2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4402" calcext:value-type="float">
            <text:p>184402</text:p>
          </table:table-cell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TR 27-0 COMEXPORT S.A. :F# 27052 SERVICIO DE ESTIB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6,837.32</text:p>
          </table:table-cell>
          <table:table-cell table:style-name="ce256" office:value-type="float" office:value="6177.45" calcext:value-type="float">
            <text:p>6,177.45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4,124.8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12.45" calcext:value-type="float">
            <text:p>2,712.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902" calcext:value-type="float">
            <text:p>185902</text:p>
          </table:table-cell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TR 34-0 LAPENTTY NEIRA ANA :LAPENTTY KATHERINE F#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784.87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340" calcext:value-type="float">
            <text:p>2,340.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802" calcext:value-type="float">
            <text:p>185802</text:p>
          </table:table-cell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TR 33-0 LAPENTTY NEIRA ANA :LAPENTTY KATHERINE F#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,125.00</text:p>
          </table:table-cell>
          <table:table-cell office:value-type="float" office:value="0" calcext:value-type="float">
            <text:p>0</text:p>
          </table:table-cell>
          <table:table-cell office:value-type="float" office:value="659.87" calcext:value-type="float">
            <text:p>659.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5702" calcext:value-type="float">
            <text:p>185702</text:p>
          </table:table-cell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TR 32-0 ZURICH SEGUROS ECU :ZURICH SEGUROS F# 2807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.0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125" calcext:value-type="float">
            <text:p>1,125.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102" calcext:value-type="float">
            <text:p>186102</text:p>
          </table:table-cell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TR 36-0 MANUEL <text:s/>NOGALES Y <text:s/>:MANUEL NOGALES F# 953 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7">
          <table:table-cell table:style-name="ce254" office:value-type="string" calcext:value-type="string">
            <text:p>2-1-1-03-02</text:p>
          </table:table-cell>
          <table:table-cell table:style-name="ce255" office:value-type="string" calcext:value-type="string">
            <text:p>CUENTAS POR <text:s/>PAGAR EXTERIOR</text:p>
          </table:table-cell>
          <table:table-cell table:style-name="ce256" office:value-type="float" office:value="-22824.93" calcext:value-type="float">
            <text:p>-22,824.93</text:p>
          </table:table-cell>
          <table:table-cell table:style-name="ce256" table:number-columns-repeated="2"/>
          <table:table-cell table:number-columns-repeated="3"/>
          <table:table-cell table:style-name="ce256" table:number-columns-repeated="2"/>
          <table:table-cell table:number-columns-repeated="52"/>
        </table:table-row>
        <table:table-row table:style-name="ro7">
          <table:table-cell table:style-name="ce254" office:value-type="string" calcext:value-type="string">
            <text:p>2-1-1-03-02-001</text:p>
          </table:table-cell>
          <table:table-cell table:style-name="ce255" office:value-type="string" calcext:value-type="string">
            <text:p>PROVEEDORES DEL EXTERIOR</text:p>
          </table:table-cell>
          <table:table-cell table:style-name="ce256" office:value-type="float" office:value="-22824.93" calcext:value-type="float">
            <text:p>-22,824.93</text:p>
          </table:table-cell>
          <table:table-cell table:style-name="ce256" office:value-type="float" office:value="285915.23" calcext:value-type="float">
            <text:p>285,915.23</text:p>
          </table:table-cell>
          <table:table-cell table:style-name="ce256" office:value-type="float" office:value="263087.3" calcext:value-type="float">
            <text:p>263,087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8"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/>
          <table:table-cell/>
          <table:table-cell table:style-name="ce256"/>
          <table:table-cell table:number-columns-repeated="4"/>
          <table:table-cell table:style-name="ce257"/>
          <table:table-cell/>
          <table:table-cell table:style-name="ce256" table:number-columns-repeated="2"/>
        </table:table-row>
        <table:table-row table:style-name="ro1">
          <table:table-cell table:style-name="ce254" office:value-type="string" calcext:value-type="string">
            <text:p><text:s/>.8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2825.73" calcext:value-type="float">
            <text:p>22,825.73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1-31" calcext:value-type="date">
            <text:p>31/01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6,853.3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6852.5" calcext:value-type="float">
            <text:p>6,852.5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2-29" calcext:value-type="date">
            <text:p>29/02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13,705.8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6852.5" calcext:value-type="float">
            <text:p>6,852.5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3-31" calcext:value-type="date">
            <text:p>31/03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4,819.20</text:p>
          </table:table-cell>
          <table:table-cell table:style-name="ce256" office:value-type="float" office:value="68525" calcext:value-type="float">
            <text:p>68,525.0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3,704.2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41115" calcext:value-type="float">
            <text:p>41,115.0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4-30" calcext:value-type="date">
            <text:p>30/04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.8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3705" calcext:value-type="float">
            <text:p>13,705.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5-31" calcext:value-type="date">
            <text:p>31/05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4,633.00</text:p>
          </table:table-cell>
          <table:table-cell table:style-name="ce256" office:value-type="float" office:value="54633.8" calcext:value-type="float">
            <text:p>54,633.8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6-30" calcext:value-type="date">
            <text:p>30/06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54,633.8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Everexceed Corporation: Regularizaci saldo de proveedor por exceso en pago ND# 172041 POTD020-19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94,561.50</text:p>
          </table:table-cell>
          <table:table-cell table:style-name="ce256" office:value-type="float" office:value="139927.7" calcext:value-type="float">
            <text:p>139,927.7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166,575.96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985.54" calcext:value-type="float">
            <text:p>27,985.54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22 a Fact# EE20071421 EverExceed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96,612.11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69963.85" calcext:value-type="float">
            <text:p>69,963.85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PO TD023-20 Aplicaci saldo a favor TR# 31 a Fact# EE20071421 EverExceed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38,912.3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57699.81" calcext:value-type="float">
            <text:p>57,699.81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-27,982.54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10929.76" calcext:value-type="float">
            <text:p>10,929.7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/>
          <table:table-cell table:style-name="ce257" office:value-type="date" office:date-value="2020-09-30" calcext:value-type="date">
            <text:p>30/09/2020</text:p>
          </table:table-cell>
          <table:table-cell office:value-type="string" calcext:value-type="string">
            <text:p>GENERADO POR MOD. DE CxP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>
          <table:table-cell table:style-name="ce254" office:value-type="string" calcext:value-type="string">
            <text:p><text:s/>3.00</text:p>
          </table:table-cell>
          <table:table-cell office:value-type="float" office:value="0" calcext:value-type="float">
            <text:p>0</text:p>
          </table:table-cell>
          <table:table-cell table:style-name="ce256" office:value-type="float" office:value="27985.54" calcext:value-type="float">
            <text:p>27,985.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86002" calcext:value-type="float">
            <text:p>186002</text:p>
          </table:table-cell>
          <table:table-cell table:style-name="ce257" office:value-type="date" office:date-value="2020-10-31" calcext:value-type="date">
            <text:p>31/10/2020</text:p>
          </table:table-cell>
          <table:table-cell office:value-type="string" calcext:value-type="string">
            <text:p>TR 35-0 EVEREXCEED CORPORA :EVEREXCEED F# EED-2007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7">
          <table:table-cell table:style-name="ce254" office:value-type="string" calcext:value-type="string">
            <text:p>2-1-1-06</text:p>
          </table:table-cell>
          <table:table-cell table:style-name="ce255" office:value-type="string" calcext:value-type="string">
            <text:p>OBLIGACIONES FINANCIERAS CORTO PLZ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style-name="ce256" table:number-columns-repeated="2"/>
          <table:table-cell table:number-columns-repeated="52"/>
        </table:table-row>
        <table:table-row table:style-name="ro7">
          <table:table-cell table:style-name="ce254" office:value-type="string" calcext:value-type="string">
            <text:p>2-1-1-06-01</text:p>
          </table:table-cell>
          <table:table-cell table:style-name="ce255" office:value-type="string" calcext:value-type="string">
            <text:p>OBLIGACIONES FINANCIERAS CORTO PLZ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style-name="ce256" table:number-columns-repeated="2"/>
          <table:table-cell table:number-columns-repeated="52"/>
        </table:table-row>
        <table:table-row table:style-name="ro7">
          <table:table-cell table:style-name="ce254" office:value-type="string" calcext:value-type="string">
            <text:p>2-1-1-06-01-002</text:p>
          </table:table-cell>
          <table:table-cell table:style-name="ce255" office:value-type="string" calcext:value-type="string">
            <text:p>Banco Machala <text:s text:c="2"/>C/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13"/>
          <table:table-cell table:style-name="ce257"/>
          <table:table-cell table:number-columns-repeated="3"/>
          <table:table-cell table:style-name="ce256" table:number-columns-repeated="2"/>
          <table:table-cell table:number-columns-repeated="34"/>
        </table:table-row>
        <table:table-row table:style-name="ro8">
          <table:table-cell table:style-name="ce254" office:value-type="string" calcext:value-type="string">
            <text:p><text:s/>.0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57" office:value-type="date" office:date-value="2020-08-31" calcext:value-type="date">
            <text:p>31/08/2020</text:p>
          </table:table-cell>
          <table:table-cell office:value-type="string" calcext:value-type="string">
            <text:p>REGULARIZA CANCELACIﾓN PRESTAMO BANCARIO BCO MACHALA OPERACION 12802483400</text:p>
          </table:table-cell>
          <table:table-cell table:number-columns-repeated="2"/>
          <table:table-cell table:style-name="ce256" table:number-columns-repeated="2"/>
          <table:table-cell table:number-columns-repeated="49"/>
        </table:table-row>
        <table:table-row table:style-name="ro1" table:number-rows-repeated="1048451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text>(</number:text>
      <number:number number:decimal-places="0" loext:min-decimal-places="0" number:min-integer-digits="1"/>
      <number:text>)</number:text>
    </number:number-style>
    <number:number-style style:name="N115">
      <number:text>- </number:text>
    </number:number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P1" style:volatile="true">
      <number:text>(</number:text>
      <number:number number:decimal-places="0" loext:min-decimal-places="0" number:min-integer-digits="1"/>
      <number:text>)</number:text>
    </number:number-style>
    <number:number-style style:name="N116P2" style:volatile="true"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-</number:text>
      <number:number number:decimal-places="0" loext:min-decimal-places="0" number:min-integer-digits="1"/>
      <number:text> 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4:09:14.0023342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4:13:06.567800911</dc:date>
    <meta:editing-cycles>9</meta:editing-cycles>
    <meta:editing-duration>PT45M25S</meta:editing-duration>
    <meta:document-statistic meta:table-count="2" meta:cell-count="1168" meta:object-count="0"/>
  </office:meta>
</office:document-meta>
</file>